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officeooo:rsid="0003824c" officeooo:paragraph-rsid="0003824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: GREEN/GREEN - Presenter's laptop on both monitor and projector.</text:p>
      <text:p text:style-name="Preformatted_20_Text">BETWEEN TALKS / SETUP: RED/GREEN - Presenter's laptop on monitor, slide show on projector.</text:p>
      <text:p text:style-name="Preformatted_20_Text"/>
      <text:p text:style-name="Preformatted_20_Text">dark: off/off - nothing on monitor or slideshow</text:p>
      <text:p text:style-name="Preformatted_20_Text">debug: red/red - slide show to both monitor and projector.</text:p>
      <text:p text:style-name="Preformatted_20_Text"/>
      <text:p text:style-name="Preformatted_20_Text"><text:span text:style-name="T1">Normal operation:</text:span> <text:s/></text:p>
      <text:p text:style-name="Preformatted_20_Text">Push button 1 to flip projector between slide show and presenter's laptop.</text:p>
      <text:p text:style-name="Preformatted_20_Text">Start with red-green. <text:s/>slide show projected, monitor shows presenter's laptop. <text:s/>presenter hooks up laptop and figures out how to get his display showing on monitor.</text:p>
      <text:p text:style-name="Preformatted_20_Text">When talk is about to start: press button 1 twice. lights are now green-green. <text:s/>Presenter gives talk.</text:p>
      <text:p text:style-name="Preformatted_20_Text">When talk is over, press button 1 once. <text:s/>This puts back to red-geen.</text:p>
      <text:p text:style-name="Preformatted_20_Text"/>
      <text:p text:style-name="P2">Buttons:</text:p>
      <text:p text:style-name="P2">1 (right): projector <text:s/></text:p>
      <text:p text:style-name="P2">2 (left): LCD monitor</text:p>
      <text:p text:style-name="P2"></text:p>
      <text:p text:style-name="P2">Lights:</text:p>
      <text:p text:style-name="P2">Green(A): presenter's laptop</text:p>
      <text:p text:style-name="P2">Red(B): slide show </text:p>
      <text:p text:style-name="P2">Off: no output</text:p>
      <text:p text:style-name="P2"></text:p>
      <text:p text:style-name="P2"></text:p>
      <text:p text:style-name="P2">Cable Connections:</text:p>
      <text:p text:style-name="P2">B (top) - from slide show vga card (SLAVE)</text:p>
      <text:p text:style-name="P2">A (bottom left) - from presenter's laptop (PRES)</text:p>
      <text:p text:style-name="P2">2 (middle) - to lcd monitor (LCD)</text:p>
      <text:p text:style-name="P2">1 (right) - to twinpact in (Twinpact IN)</text:p>
      <text:p text:style-name="P2">--twinpact out to projector (venue ca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family-generic="roman" fo:font-size="10pt" style:font-name-asian="WenQuanYi Micro Hei1" style:font-family-asian="'WenQuanYi Micro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14:46:49.052734370</dc:date>
    <meta:generator>LibreOffice/4.2.7.2$Linux_X86_64 LibreOffice_project/420m0$Build-2</meta:generator>
    <meta:editing-duration>PT2M36S</meta:editing-duration>
    <meta:editing-cycles>2</meta:editing-cycles>
    <meta:print-date>2014-11-06T14:45:34.863776453</meta:print-date>
    <meta:document-statistic meta:table-count="0" meta:image-count="0" meta:object-count="0" meta:page-count="1" meta:paragraph-count="25" meta:word-count="170" meta:character-count="1054" meta:non-whitespace-character-count="883"/>
  </office:meta>
</office:document-meta>
</file>